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Calibri4" svg:font-family="Calibri" style:font-pitch="variable"/>
    <style:font-face style:name="NewsGotT" svg:font-family="NewsGotT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3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loext:opacity="100%"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3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style:font-name="Arial3" fo:font-size="8pt" fo:font-weight="bold" fo:background-color="#ffff00" style:font-size-asian="8pt" style:font-weight-asian="bold" style:font-size-complex="8pt" style:font-weight-complex="bold"/>
    </style:style>
    <style:style style:name="P7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2" fo:font-size="10pt" style:font-size-asian="10pt" style:font-size-complex="10pt"/>
    </style:style>
    <style:style style:name="P8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2" fo:font-size="10pt" officeooo:paragraph-rsid="004d5c3c" style:font-size-asian="10pt" style:font-name-complex="Arial4" style:font-size-complex="10pt" style:font-weight-complex="bold"/>
    </style:style>
    <style:style style:name="P9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2" fo:font-size="10pt" officeooo:paragraph-rsid="004d5c3c" style:font-size-asian="10pt" style:font-name-complex="Arial4" style:font-size-complex="10pt"/>
    </style:style>
    <style:style style:name="P10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2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1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2" fo:font-size="10pt" officeooo:paragraph-rsid="004a3f9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2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2" fo:font-size="10pt" officeooo:paragraph-rsid="00513707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3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2" fo:font-size="10pt" fo:font-weight="bold" officeooo:rsid="003d17a6" officeooo:paragraph-rsid="001f449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4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2" fo:font-size="10pt" fo:font-weight="normal" officeooo:rsid="005d1080" officeooo:paragraph-rsid="001f449d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P15" style:family="paragraph" style:parent-style-name="Standard">
      <style:text-properties fo:color="#000000" loext:opacity="100%" style:font-name="Arial2" fo:font-size="10pt" officeooo:paragraph-rsid="004d5c3c" style:font-size-asian="10pt" style:font-size-complex="10pt"/>
    </style:style>
    <style:style style:name="P16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2" fo:font-size="10pt" officeooo:paragraph-rsid="00513707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7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2" fo:font-size="10pt" officeooo:rsid="0040657b" officeooo:paragraph-rsid="0053b7a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8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2" fo:font-size="10pt" officeooo:rsid="00436bd5" officeooo:paragraph-rsid="0053b7a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9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53b7a0"/>
    </style:style>
    <style:style style:name="P20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513707"/>
    </style:style>
    <style:style style:name="P21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officeooo:paragraph-rsid="00544564"/>
    </style:style>
    <style:style style:name="P22" style:family="paragraph" style:parent-style-name="Text_20_body_20__28_user_29_" style:master-page-name="Standard">
      <style:paragraph-properties fo:margin-top="0cm" fo:margin-bottom="0.21cm" style:contextual-spacing="false" fo:text-align="center" style:justify-single-word="false" style:page-number="auto"/>
      <style:text-properties style:font-name="Arial3" fo:font-size="13pt" fo:font-style="italic" fo:font-weight="bold" officeooo:paragraph-rsid="00532337" style:font-size-asian="13pt" style:font-style-asian="italic" style:font-weight-asian="bold" style:font-size-complex="13pt" style:font-weight-complex="bold"/>
    </style:style>
    <style:style style:name="P23" style:family="paragraph" style:parent-style-name="Standard_20__28_user_29_" style:list-style-name="L1">
      <style:paragraph-properties fo:margin-top="0cm" fo:margin-bottom="0.212cm" style:contextual-spacing="false" fo:text-align="justify" style:justify-single-word="false"/>
      <style:text-properties fo:color="#000000" loext:opacity="100%" style:font-name="Arial2" fo:font-size="10pt" officeooo:rsid="0041974c" officeooo:paragraph-rsid="00513707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4" style:family="paragraph" style:parent-style-name="Standard_20__28_user_29_" style:list-style-name="L1">
      <style:paragraph-properties fo:margin-top="0cm" fo:margin-bottom="0.212cm" style:contextual-spacing="false" fo:text-align="justify" style:justify-single-word="false"/>
      <style:text-properties fo:color="#000000" loext:opacity="100%" style:font-name="Arial2" fo:font-size="10pt" officeooo:rsid="0041974c" officeooo:paragraph-rsid="0053b7a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5" style:family="paragraph" style:parent-style-name="Standard_20__28_user_29_" style:list-style-name="L1">
      <style:paragraph-properties fo:margin-top="0cm" fo:margin-bottom="0.212cm" style:contextual-spacing="false" fo:text-align="justify" style:justify-single-word="false"/>
      <style:text-properties fo:color="#000000" loext:opacity="100%" style:font-name="Arial2" fo:font-size="10pt" officeooo:rsid="0041974c" officeooo:paragraph-rsid="00544564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6" style:family="paragraph" style:parent-style-name="Standard_20__28_user_29_" style:list-style-name="L1">
      <style:paragraph-properties fo:margin-top="0cm" fo:margin-bottom="0.212cm" style:contextual-spacing="false" fo:text-align="justify" style:justify-single-word="false"/>
      <style:text-properties fo:color="#000000" loext:opacity="100%" style:font-name="Arial2" fo:font-size="10pt" officeooo:rsid="0043f84b" officeooo:paragraph-rsid="00544564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7" style:family="paragraph" style:parent-style-name="Standard_20__28_user_29_" style:list-style-name="L1">
      <style:paragraph-properties fo:margin-top="0cm" fo:margin-bottom="0.212cm" style:contextual-spacing="false" fo:text-align="justify" style:justify-single-word="false"/>
      <style:text-properties fo:color="#000000" loext:opacity="100%" style:font-name="Arial2" fo:font-size="10pt" officeooo:rsid="004576ca" officeooo:paragraph-rsid="00513707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font-name="Arial2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2" style:family="text">
      <style:text-properties fo:color="#000000" loext:opacity="100%" style:font-name="Arial2" fo:font-size="10pt" officeooo:rsid="004af34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3" style:family="text">
      <style:text-properties fo:color="#000000" loext:opacity="100%" style:font-name="Arial2" fo:font-size="10pt" officeooo:rsid="003ef7b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4" style:family="text">
      <style:text-properties fo:color="#000000" loext:opacity="100%" style:font-name="Arial2" fo:font-size="10pt" officeooo:rsid="0012e3c8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5" style:family="text">
      <style:text-properties fo:color="#000000" loext:opacity="100%" style:font-name="Arial2" fo:font-size="10pt" officeooo:rsid="004d0e1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6" style:family="text">
      <style:text-properties fo:color="#000000" loext:opacity="100%" style:font-name="Arial2" fo:font-size="10pt" officeooo:rsid="00308b62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7" style:family="text">
      <style:text-properties fo:color="#000000" loext:opacity="100%" style:font-name="Arial2" fo:font-size="10pt" fo:font-weight="normal" officeooo:rsid="001541bd" style:letter-kerning="true" fo:background-color="transparent" loext:char-shading-value="0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8" style:family="text">
      <style:text-properties fo:color="#000000" loext:opacity="100%" style:font-name="Arial1" fo:font-size="10pt" fo:language="es" fo:country="ES" fo:font-style="normal" style:text-underline-style="none" fo:font-weight="bold" officeooo:rsid="0024a0da" style:letter-kerning="true" fo:background-color="transparent" loext:char-shading-value="0" style:font-name-asian="SimSun" style:font-size-asian="10pt" style:language-asian="zh" style:country-asian="CN" style:font-style-asian="italic" style:font-weight-asian="bold" style:font-name-complex="Lucida Sans" style:font-size-complex="10pt" style:language-complex="hi" style:country-complex="IN" style:font-weight-complex="bold"/>
    </style:style>
    <style:style style:name="T9" style:family="text">
      <style:text-properties fo:color="#000000" loext:opacity="100%" style:text-line-through-style="none" style:text-line-through-type="none" style:font-name="Arial" fo:font-size="10pt" fo:letter-spacing="-0.004cm" fo:language="es" fo:country="ES" fo:font-style="normal" style:text-underline-style="none" fo:font-weight="normal" officeooo:rsid="00040fc1" style:letter-kerning="true" style:text-blinking="false" fo:background-color="transparent" loext:char-shading-value="0" style:font-name-asian="Verdana" style:font-size-asian="10pt" style:language-asian="zh" style:country-asian="CN" style:font-style-asian="normal" style:font-weight-asian="normal" style:font-name-complex="Arial2" style:font-size-complex="10pt" style:language-complex="ar" style:country-complex="SA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Arial2" fo:font-size="10pt" fo:letter-spacing="-0.004cm" fo:language="es" fo:country="ES" fo:font-style="normal" style:text-underline-style="none" fo:font-weight="normal" officeooo:rsid="003ef7b0" style:letter-kerning="true" style:text-blinking="false" fo:background-color="transparent" loext:char-shading-value="0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/>
    </style:style>
    <style:style style:name="T11" style:family="text">
      <style:text-properties fo:color="#000000" loext:opacity="100%" style:font-name="Arial3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2" style:family="text">
      <style:text-properties fo:color="#000000" loext:opacity="100%" style:font-name="Arial3" fo:font-size="10pt" officeooo:rsid="004826e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3" style:family="text">
      <style:text-properties fo:color="#000000" loext:opacity="100%" style:font-name="Arial3" fo:font-size="10pt" officeooo:rsid="0043891a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4" style:family="text">
      <style:text-properties fo:color="#000000" loext:opacity="100%" style:font-name="Arial3" fo:font-size="10pt" fo:font-weight="normal" officeooo:rsid="00502b95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15" style:family="text">
      <style:text-properties fo:color="#000000" loext:opacity="100%" style:font-name="Arial3" fo:font-size="10pt" fo:font-weight="normal" officeooo:rsid="004826e0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4014a8" fo:background-color="transparent" loext:char-shading-value="0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officeooo:rsid="00149f96" style:font-weight-asian="bold" style:font-weight-complex="bold"/>
    </style:style>
    <style:style style:name="T20" style:family="text">
      <style:text-properties officeooo:rsid="003cb6dc" style:letter-kerning="true" style:font-name-asian="SimSun" style:language-asian="zh" style:country-asian="CN" style:font-name-complex="Lucida Sans" style:language-complex="hi" style:country-complex="IN"/>
    </style:style>
    <style:style style:name="T21" style:family="text">
      <style:text-properties officeooo:rsid="0043157e" style:letter-kerning="true" style:font-name-asian="SimSun" style:language-asian="zh" style:country-asian="CN" style:font-name-complex="Lucida Sans" style:language-complex="hi" style:country-complex="IN"/>
    </style:style>
    <style:style style:name="T22" style:family="text">
      <style:text-properties officeooo:rsid="004a3f9c"/>
    </style:style>
    <style:style style:name="T23" style:family="text">
      <style:text-properties style:font-name="Arial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2" style:font-weight-complex="normal"/>
    </style:style>
    <style:style style:name="T24" style:family="text">
      <style:text-properties style:font-name="Arial" fo:letter-spacing="-0.004cm" fo:language="es" fo:country="ES" fo:font-style="normal" style:text-underline-style="none" fo:font-weight="normal" officeooo:rsid="00040fc1" style:letter-kerning="true" fo:background-color="transparent" loext:char-shading-value="0" style:font-name-asian="SimSun" style:language-asian="zh" style:country-asian="CN" style:font-weight-asian="normal" style:font-name-complex="Arial2" style:language-complex="hi" style:country-complex="IN" style:font-weight-complex="normal"/>
    </style:style>
    <style:style style:name="T25" style:family="text">
      <style:text-properties style:font-name="Arial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2" style:font-weight-complex="bold"/>
    </style:style>
    <style:style style:name="T26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2" style:font-weight-complex="bold"/>
    </style:style>
    <style:style style:name="T27" style:family="text">
      <style:text-properties officeooo:rsid="003fa26a"/>
    </style:style>
    <style:style style:name="T28" style:family="text">
      <style:text-properties officeooo:rsid="00453dea"/>
    </style:style>
    <style:style style:name="T29" style:family="text">
      <style:text-properties officeooo:rsid="004af34d"/>
    </style:style>
    <style:style style:name="T30" style:family="text">
      <style:text-properties style:text-line-through-style="none" style:text-line-through-type="none" fo:letter-spacing="-0.004cm" fo:language="es" fo:country="ES" fo:font-style="normal" style:text-underline-style="none" fo:font-weight="normal" officeooo:rsid="001541bd" style:text-blinking="false" fo:background-color="transparent" loext:char-shading-value="0" style:font-style-asian="normal" style:font-weight-asian="normal" style:font-name-complex="Tahoma" style:font-style-complex="normal" style:font-weight-complex="normal"/>
    </style:style>
    <style:style style:name="T31" style:family="text">
      <style:text-properties officeooo:rsid="0051a0d3"/>
    </style:style>
    <style:style style:name="T32" style:family="text">
      <style:text-properties officeooo:rsid="0012e3c8"/>
    </style:style>
    <style:style style:name="T33" style:family="text">
      <style:text-properties officeooo:rsid="004d0e1c"/>
    </style:style>
    <style:style style:name="T34" style:family="text">
      <style:text-properties officeooo:rsid="004576ca"/>
    </style:style>
    <style:style style:name="T35" style:family="text">
      <style:text-properties fo:color="#3465a4" loext:opacity="100%" style:font-name="Arial2" fo:font-size="10pt" fo:font-weight="bold" officeooo:rsid="00391807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36" style:family="text">
      <style:text-properties fo:color="#3465a4" loext:opacity="100%" style:font-name="Arial2" fo:font-size="10pt" fo:font-weight="bold" officeooo:rsid="0053de70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37" style:family="text">
      <style:text-properties fo:color="#2a6099" loext:opacity="100%" style:font-name="Arial3" fo:font-size="10pt" fo:font-weight="bold" officeooo:rsid="00502b95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38" style:family="text">
      <style:text-properties fo:color="#2a6099" loext:opacity="100%" style:font-name="Arial3" fo:font-weight="bold" officeooo:rsid="00502b95" style:font-weight-asian="bold"/>
    </style:style>
    <style:style style:name="T39" style:family="text">
      <style:text-properties fo:color="#2a6099" loext:opacity="100%" style:font-name="Arial3" fo:font-weight="bold" officeooo:rsid="006c5073" style:font-weight-asian="bold"/>
    </style:style>
    <style:style style:name="T40" style:family="text">
      <style:text-properties style:font-name="Arial3"/>
    </style:style>
    <style:style style:name="T41" style:family="text">
      <style:text-properties style:font-name="Arial3" fo:font-weight="normal" officeooo:rsid="006c5073" style:font-weight-asian="normal" style:font-weight-complex="normal"/>
    </style:style>
    <style:style style:name="T42" style:family="text">
      <style:text-properties style:font-name="Arial3" fo:font-weight="normal" officeooo:rsid="00502b95" style:font-weight-asian="normal" style:font-weight-complex="normal"/>
    </style:style>
    <style:style style:name="T43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20">D</text:span><text:span text:style-name="T21">ICTAMEN COMISIÓN INFORMATIVA</text:span></text:p>
      <text:p text:style-name="P6"/>
      <text:p text:style-name="P5">Número de expediente: $$V_NUMEXP$$ </text:p>
      <text:p text:style-name="P5">Nombre del expediente: $$V_TITULOEXP$$</text:p>
      <text:p text:style-name="P5">Fecha: $$DIA_SISTEMA$$ <text:span text:style-name="T22">de </text:span>$$MES_SISTEMA$$ <text:span text:style-name="T22">de </text:span>$$EJERCICIO_SISTEMA$$</text:p>
      <text:p text:style-name="P7"/>
      <text:p text:style-name="P21"><text:span text:style-name="T1">Por </text:span><text:span text:style-name="T37">[en caso de que el órgano concedente fuese la Alcaldía/Presidencia]</text:span><text:span text:style-name="T12">r</text:span><text:span text:style-name="T11">esolución de </text:span><text:span text:style-name="T13">$$ALCALDIA$$</text:span><text:span text:style-name="T11"> n</text:span><text:span text:style-name="T12">úmero</text:span><text:span text:style-name="T11"> $$NUM_RES_ALCALDIA$$ de fecha $$F_RESOL_ALCALDIA$$ </text:span><text:span text:style-name="T37">[en caso de que el órgano concedente fuese el Pleno]</text:span><text:span text:style-name="T14">acuerdo de Pleno n</text:span><text:span text:style-name="T15">úmero</text:span><text:span text:style-name="T14"> $$NUM_AC_PLENO$$ de fecha $$F_ACUERDO_PLENO$$</text:span><text:span text:style-name="T1"> se </text:span><text:span text:style-name="T3">concede</text:span><text:span text:style-name="T1"> subvención por importe de </text:span><text:span text:style-name="T4">$$IMPORTE_SUBVENCION$$</text:span><text:span text:style-name="T1"> euros para el </text:span><text:span text:style-name="T8"><text:script script:language="JOOScript">[#if PROYECTO_ACTIVIDAD_label??][#assign PROYECTO_ACTIVIDAD=PROYECTO_ACTIVIDAD_label][/#if]</text:script></text:span><text:span text:style-name="Fuente_20_de_20_párrafo_20_predeter."><text:span text:style-name="T9"><text:text-input text:description="JOOScript">${(PROYECTO_ACTIVIDAD)!}</text:text-input></text:span></text:span><text:span text:style-name="T1"><text:s/>denominado </text:span><text:span text:style-name="T4">$$NOMBRE_PROYECTO$$</text:span><text:span text:style-name="T1">, </text:span><text:span text:style-name="T3">según las Bases Reguladoras de la Subvención, </text:span><text:span text:style-name="T5">a</text:span><text:span text:style-name="T3"> </text:span><text:span text:style-name="T10">$$INTERESADO_PRESENTACION$$.</text:span></text:p>
      <text:p text:style-name="P19"><text:span text:style-name="T3">Con fe</text:span><text:span text:style-name="T2">cha </text:span><text:span text:style-name="T6">$$DIA_REGISTRO_SOLIC$$ de $$MES_REGISTRO_SOLIC$$ de $$EJERCICIO_REGISTRO_SOLIC$$</text:span><text:span text:style-name="T2"> y registro de entrada $$NUM_REGISTRO_SOLIC$$, el/la</text:span><text:span text:style-name="T3"> beneficiario/</text:span><text:span text:style-name="T2">a</text:span><text:span text:style-name="T3"> </text:span><text:span text:style-name="T10">$$INTERESADO_PRESENTACION$$,</text:span><text:span text:style-name="T7"> </text:span><text:span text:style-name="T3">presenta justificación del cumplimiento de las obligaciones impuestas y la consecución de los objetivos previstos en el acto de concesión.</text:span></text:p>
      <text:p text:style-name="P16">Visto el informe del órgano gestor de la subvención de fecha <text:span text:style-name="T27">$$F_F_IOG$$</text:span>, <text:span text:style-name="T28">y el informe de la Intervención $$MUNICIPAL$$ de fecha $$F_F_INI$$.</text:span></text:p>
      <text:p text:style-name="P12">Debatido y deliberado el asunto por los miembros de esta Comisión Informativa, y con $$VOTOS_FAVORABLES_COMISION$$ voto<text:span text:style-name="T17">s a favor,</text:span><text:span text:style-name="T16"> $$VOTOS_EN_CONTRA_COMISION$$ </text:span><text:span text:style-name="T17">en contra y</text:span><text:span text:style-name="T16"> $$ABSTENCIONES_COMISION$$ </text:span><text:span text:style-name="T17">abstenciones,</text:span><text:span text:style-name="T16"> </text:span>se dictamina favorablemente, proponiendo <text:span text:style-name="T16">al Pleno $$DEL_AYTO$$ $$AYUNTAMIENTO$$</text:span> la adopción del siguiente:</text:p>
      <text:p text:style-name="P10"/>
      <text:p text:style-name="P13">ACUERDO</text:p>
      <text:p text:style-name="P14"/>
      <text:p text:style-name="P17"><text:span text:style-name="T18">PRIMERO</text:span>.- <text:span text:style-name="T28">Aprobar la cuenta justificativa aportada por el/la beneficiario/a</text:span> <text:span text:style-name="T30">$$INTERESADO_PRESENTACION$$</text:span>, <text:span text:style-name="T28">dando por cumplida la finalidad para la que se concedió la subvención y la aplicación de los fondos percibidos</text:span>:</text:p>
      <text:list xml:id="list3192050920" text:style-name="L1">
        <text:list-item>
          <text:p text:style-name="P23">Expediente: $$EXPEDIENTE_SUBVENCION$$.</text:p>
        </text:list-item>
        <text:list-item>
          <text:p text:style-name="P24">Beneficiario/<text:span text:style-name="T31">a</text:span>: <text:span text:style-name="T30">$$INTERESADO_PRESENTACION$$</text:span></text:p>
        </text:list-item>
        <text:list-item>
          <text:p text:style-name="P23">Denominación del proyecto o actividad subvencionada: <text:span text:style-name="T32">$$NOMBRE_PROYECTO$$.</text:span></text:p>
        </text:list-item>
        <text:list-item>
          <text:p text:style-name="P25"><text:span text:style-name="T38">[</text:span><text:span text:style-name="T39">E</text:span><text:span text:style-name="T38">n caso de que el órgano concedente fuese la Alcaldía/Presidencia]</text:span><text:span text:style-name="T41">Resolución de concesión: $$NUM_RES_ALCALDIA$$</text:span><text:span text:style-name="T40">. </text:span><text:span text:style-name="T38">[</text:span><text:span text:style-name="T39">E</text:span><text:span text:style-name="T38">n caso de que el órgano concedente fuese el Pleno]</text:span><text:span text:style-name="T42"> </text:span><text:span text:style-name="T41">Acuerdo de concesión: </text:span><text:span text:style-name="T42">$$NUM_AC_PLENO$$.</text:span></text:p>
        </text:list-item>
        <text:list-item>
          <text:p text:style-name="P26">$$PRESUPUESTO_ACEPTADO$$.</text:p>
        </text:list-item>
        <text:list-item>
          <text:p text:style-name="P23">Importe concedido: <text:span text:style-name="T32">$$IMPORTE_SUBVENCION$$ euros.</text:span></text:p>
        </text:list-item>
        <text:list-item>
          <text:p text:style-name="P27">Importe justificado: $$IMPORTE_JUSTIFICADO$$ <text:span text:style-name="T33">euros.</text:span></text:p>
        </text:list-item>
      </text:list>
      <text:p text:style-name="P18"><text:span text:style-name="T18">SEGUNDO</text:span>.- Proceder al pago al/<text:span text:style-name="T29">a la</text:span> beneficiario/<text:span text:style-name="T29">a</text:span> <text:span text:style-name="T30">$$INTERESADO_PRESENTACION$$</text:span>, de la subvención concedida y debidamente justificada por importe de <text:span text:style-name="T34">$$IMPORTE_JUSTIFICADO$$ euros</text:span>.</text:p>
      <text:p text:style-name="P20"><text:span text:style-name="T35">[El punto segundo se llevará a efecto siempre que no se haya producido el pago anticipado del total de la subvención. Puede darse que los pagos se produzcan en varias partes, por ejemplo el 50 o 75 % </text:span><text:span text:style-name="T36">(o incluso el 100%) </text:span><text:span text:style-name="T35">en el momento de la resolución de la concesión de la </text:span><text:span text:style-name="T36">subvención</text:span><text:span text:style-name="T35"> y el resto </text:span><text:soft-page-break/><text:span text:style-name="T35">una vez aprobada la cuenta justificativa. </text:span><text:span text:style-name="T36">En estos casos la redacción de este apartado tendrá que cambiarse y ajustarse al supuesto concreto</text:span><text:span text:style-name="T35">]</text:span></text:p>
      <text:p text:style-name="P11"/>
      <text:p text:style-name="P15"/>
      <text:p text:style-name="P9"><text:span text:style-name="Fuente_20_de_20_párrafo_20_predeter."><text:span text:style-name="T26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25"><text:text-input text:description="JOOScript">${(FIRMANTES_FDO_AUXILIAR)!}</text:text-input></text:span></text:span><text:span text:style-name="T19"><text:s/></text:span><text:span text:style-name="Fuente_20_de_20_párrafo_20_predeter."><text:span text:style-name="T23"><text:text-input text:description="JOOScript">${(FIRMANTES_AUXILIAR)!}</text:text-input></text:span></text:span><text:span text:style-name="Fuente_20_de_20_párrafo_20_predeter."><text:span text:style-name="T23"><text:s/></text:span></text:span></text:p>
      <text:p text:style-name="P8"><text:span text:style-name="Fuente_20_de_20_párrafo_20_predeter."><text:span text:style-name="T24"><text:text-input text:description="JOOScript">${(FIRMANTE_DELEGACION_AUXILIAR)!}</text:text-input></text:span></text:span><text:span text:style-name="Fuente_20_de_20_párrafo_20_predeter."><text:span text:style-name="T24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Calibri4" svg:font-family="Calibri" style:font-pitch="variable"/>
    <style:font-face style:name="NewsGotT" svg:font-family="NewsGotT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3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3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3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3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2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3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51</meta:editing-cycles>
    <meta:creation-date>2019-09-12T08:50:52.807000000</meta:creation-date>
    <meta:editing-duration>P1DT9H14M35S</meta:editing-duration>
    <meta:generator>LibreOffice/7.0.2.2$Windows_X86_64 LibreOffice_project/8349ace3c3162073abd90d81fd06dcfb6b36b994</meta:generator>
    <dc:date>2021-03-26T09:31:28.722000000</dc:date>
    <meta:document-statistic meta:table-count="0" meta:image-count="0" meta:object-count="0" meta:page-count="2" meta:paragraph-count="27" meta:word-count="368" meta:character-count="2961" meta:non-whitespace-character-count="2632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